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jectInto.getInj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TargetMockitoJUnitRuleTest.shouldInjectWithInvalid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